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7.89cm" fo:margin-left="2.498cm" fo:margin-right="6.613cm" table:align="margins" style:writing-mode="lr-tb"/>
    </style:style>
    <style:style style:name="表3.A" style:family="table-column">
      <style:table-column-properties style:column-width="1.54cm" style:rel-column-width="12790*"/>
    </style:style>
    <style:style style:name="表3.B" style:family="table-column">
      <style:table-column-properties style:column-width="6.35cm" style:rel-column-width="52745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89cm" fo:margin-left="2.498cm" fo:margin-right="6.613cm" table:align="margins" style:writing-mode="lr-tb"/>
    </style:style>
    <style:style style:name="表2.A" style:family="table-column">
      <style:table-column-properties style:column-width="1.54cm" style:rel-column-width="12790*"/>
    </style:style>
    <style:style style:name="表2.B" style:family="table-column">
      <style:table-column-properties style:column-width="6.35cm" style:rel-column-width="52745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323cm" style:rel-column-width="5099*"/>
    </style:style>
    <style:style style:name="表6.B" style:family="table-column">
      <style:table-column-properties style:column-width="15.677cm" style:rel-column-width="60436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2.772cm" fo:margin-left="1.222cm" fo:margin-right="3.006cm" table:align="margins" style:writing-mode="lr-tb"/>
    </style:style>
    <style:style style:name="表9.A" style:family="table-column">
      <style:table-column-properties style:column-width="1.058cm" style:rel-column-width="600*"/>
    </style:style>
    <style:style style:name="表9.B" style:family="table-column">
      <style:table-column-properties style:column-width="11.714cm" style:rel-column-width="6641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9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10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fo:background-color="#ffff00" style:font-name-asian="メイリオ" style:font-size-asian="22pt" style:font-size-complex="22pt"/>
    </style:style>
    <style:style style:name="P13" style:family="paragraph" style:parent-style-name="Table_20_Contents">
      <style:paragraph-properties fo:text-align="center" style:justify-single-word="false"/>
      <style:text-properties style:font-name="メイリオ" fo:font-size="14pt" style:font-name-asian="メイリオ" style:font-size-asian="14pt" style:font-size-complex="14pt"/>
    </style:style>
    <style:style style:name="P14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9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color="#ff0000" fo:font-size="15pt" fo:background-color="#f4cccc" style:language-asian="ja" style:country-asian="JP"/>
    </style:style>
    <style:style style:name="T6" style:family="text">
      <style:text-properties fo:background-color="#ccff66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language-asian="ja" style:country-asian="JP"/>
    </style:style>
    <style:style style:name="T12" style:family="text">
      <style:text-properties style:text-position="super 58%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5" style:family="text">
      <style:text-properties fo:color="#80000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1">9_X</text:span>--------------------------------------------------------------------</text:p>
      <text:p text:style-name="P10">res free# JVEMV6 41# 9_3 / 41. economics / 9. economic-forecast / 2020年4月28日17:06:56</text:p>
      <text:p text:style-name="P4"/>
      <text:p text:style-name="P4">[do] <text:span text:style-name="T4">#_ </text:span></text:p>
      <text:list xml:id="list4148256612413047521" text:style-name="L1">
        <text:list-item>
          <text:p text:style-name="P16">REVIEW </text:p>
        </text:list-item>
        <text:list-item>
          <text:p text:style-name="P16">TASK-1</text:p>
          <text:list>
            <text:list-item>
              <text:p text:style-name="P16">T-1.1 : graph</text:p>
              <text:list>
                <text:list-item>
                  <text:list>
                    <text:list-item>
                      <text:p text:style-name="P16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16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16">sheet : 1</text:p>
              <text:list>
                <text:list-item>
                  <text:p text:style-name="P16">半導体・フラットパネルディスプレイ製造装置</text:p>
                </text:list-item>
                <text:list-item>
                  <text:p text:style-name="P16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16"><text:soft-page-break/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169964207854714114" text:style-name="L2">
        <text:list-item>
          <text:p text:style-name="P17">TASK : ANY</text:p>
        </text:list-item>
      </text:list>
      <text:p text:style-name="P4">[further]</text:p>
      <text:p text:style-name="P9"><text:span text:style-name="T9"><text:line-break/></text:span><text:span text:style-name="T10">[/ XXX] 20200428_172904</text:span></text:p>
      <text:p text:style-name="P3"/>
      <text:p text:style-name="P8"/>
      <text:p text:style-name="P4"><text:span text:style-name="T1">9_</text:span><text:span text:style-name="T2">3</text:span>--------------------------------------------------------------------</text:p>
      <text:p text:style-name="P10">res free# JVEMV6 41# 9_4 / 41. economics / 9. economic-forecast / 20200430_131518</text:p>
      <text:p text:style-name="P4"/>
      <text:p text:style-name="P4">[do] <text:span text:style-name="T4">#_ </text:span></text:p>
      <text:list xml:id="list7700048982574141888" text:style-name="L3">
        <text:list-item>
          <text:p text:style-name="P18">REVIEW </text:p>
        </text:list-item>
        <text:list-item>
          <text:p text:style-name="P18">TASK-1</text:p>
          <text:list>
            <text:list-item>
              <text:list>
                <text:list-item>
                  <text:p text:style-name="P18">2019Q4 ==&gt; <text:span text:style-name="T11">指数が小さいもの、トップ１０ </text:span></text:p>
                </text:list-item>
                <text:list-item>
                  <text:p text:style-name="P18">==&gt; sheet “2” : b2015_gsq1j.ods</text:p>
                </text:list-item>
              </text:list>
            </text:list-item>
            <text:list-item>
              <text:p text:style-name="P18">T-1.1<text:span text:style-name="T11"> : 小さいもの</text:span></text:p>
              <text:list>
                <text:list-item>
                  <text:p text:style-name="P18">data ==&gt; sort : col. AD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2">1</text:p>
          </table:table-cell>
          <table:table-cell table:style-name="表3.B1" office:value-type="string">
            <text:p text:style-name="P2">その他の電気機械</text:p>
          </table:table-cell>
        </table:table-row>
        <table:table-row>
          <table:table-cell table:style-name="表3.A2" office:value-type="float" office:value="2">
            <text:p text:style-name="P2">2</text:p>
          </table:table-cell>
          <table:table-cell table:style-name="表3.B2" office:value-type="string">
            <text:p text:style-name="P2">無線通信機器</text:p>
          </table:table-cell>
        </table:table-row>
        <table:table-row>
          <table:table-cell table:style-name="表3.A2" office:value-type="float" office:value="3">
            <text:p text:style-name="P2">3</text:p>
          </table:table-cell>
          <table:table-cell table:style-name="表3.B2" office:value-type="string">
            <text:p text:style-name="P2">電子デバイス</text:p>
          </table:table-cell>
        </table:table-row>
      </table:table>
      <text:list xml:id="list38443022" text:continue-numbering="true" text:style-name="L3">
        <text:list-item>
          <text:list>
            <text:list-item>
              <text:list>
                <text:list-item>
                  <text:p text:style-name="P18">graph</text:p>
                </text:list-item>
                <text:list-item>
                  <text:p text:style-name="P18"><text:soft-page-break/>FACTS</text:p>
                  <text:list>
                    <text:list-item>
                      <text:p text:style-name="P18">“電子デバイス” ==&gt; lowest 3<text:span text:style-name="T12">rd</text:span> in 2019Q4</text:p>
                    </text:list-item>
                  </text:list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30">大きいもの、トップ１０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2">1</text:p>
          </table:table-cell>
          <table:table-cell table:style-name="表2.B1" office:value-type="string">
            <text:p text:style-name="P2">事務用機器</text:p>
          </table:table-cell>
        </table:table-row>
        <table:table-row>
          <table:table-cell table:style-name="表2.A2" office:value-type="float" office:value="2">
            <text:p text:style-name="P2">2</text:p>
          </table:table-cell>
          <table:table-cell table:style-name="表2.B2" office:value-type="string">
            <text:p text:style-name="P2">電子計算機</text:p>
          </table:table-cell>
        </table:table-row>
        <table:table-row>
          <table:table-cell table:style-name="表2.A2" office:value-type="float" office:value="3">
            <text:p text:style-name="P2">3</text:p>
          </table:table-cell>
          <table:table-cell table:style-name="表2.B2" office:value-type="string">
            <text:p text:style-name="P2">半導体・フラットパネルディスプレイ製造装置</text:p>
          </table:table-cell>
        </table:table-row>
      </table:table>
      <text:list xml:id="list3843733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  <text:list-item>
              <text:p text:style-name="P30">T-1.3 : 小さいもの、「付加生産ウエイト」</text:p>
              <text:list>
                <text:list-item>
                  <text:p text:style-name="P30">sheet : “3”</text:p>
                </text:list-item>
              </text:list>
            </text:list-item>
          </text:list>
        </text:list-item>
        <text:list-item>
          <text:p text:style-name="P30">TASK-2 : q-2</text:p>
          <text:list>
            <text:list-item>
              <text:list>
                <text:list-item>
                  <text:p text:style-name="P18"/>
                </text:list-item>
                <text:list-item>
                  <text:p text:style-name="P18"><draw:frame draw:style-name="fr1" draw:name="オブジェクト2" text:anchor-type="paragraph" svg:width="14.57cm" svg:height="0.945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8">T-2.1</text:p>
              <text:list>
                <text:list-item>
                  <text:p text:style-name="P18">search : “<text:span text:style-name="T11">日本 第3次産業 比率</text:span>”</text:p>
                </text:list-item>
                <text:list-item>
                  <text:p text:style-name="P18">search : “<text:span text:style-name="T11">日本 国勢調査 平成２７年</text:span>”</text:p>
                </text:list-item>
              </text:list>
            </text:list-item>
            <text:list-item>
              <text:p text:style-name="P18">FOUND</text:p>
              <text:list>
                <text:list-item>
                  <text:p text:style-name="P30">平成１７年　=&gt;　67.2 % (第３次産業、人数ベース）<text:note text:id="ftn1" text:note-class="footnote"><text:note-citation>1</text:note-citation><text:note-body><text:p text:style-name="Footnote"><text:a xlink:type="simple" xlink:href="https://www.mext.go.jp/b_menu/shingi/chukyo/chukyo10/shiryo/__icsFiles/afieldfile/2010/12/15/1299347_3.pdf" text:style-name="Internet_20_link" text:visited-style-name="Visited_20_Internet_20_Link"><text:span text:style-name="T13">https://www.mext.go.jp/b_menu/shingi/chukyo/chukyo10/shiryo/__icsFiles/afieldfile/2010/12/15/1299347_3.pdf</text:span></text:a><text:span text:style-name="T13"> “産業別就業者数及び”</text:span></text:p></text:note-body></text:note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300588965291921105" text:style-name="L4">
        <text:list-item>
          <text:p text:style-name="P19">TASK : q-3</text:p>
        </text:list-item>
        <text:list-item>
          <text:p text:style-name="P19"><draw:frame draw:style-name="fr2" draw:name="オブジェクト3" text:anchor-type="paragraph" svg:x="1.215cm" svg:y="0cm" svg:width="14.57cm" svg:height="0.536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4"><text:soft-page-break/>[further]</text:p>
      <text:list xml:id="list461279630822882414" text:style-name="L5">
        <text:list-item>
          <text:p text:style-name="P20"/>
        </text:list-item>
      </text:list>
      <text:p text:style-name="P3"><text:line-break/><text:span text:style-name="T6">[/ XXX] 20200430_143431</text:span></text:p>
      <text:p text:style-name="P3"/>
      <text:p text:style-name="P8"/>
      <text:p text:style-name="P5"/>
      <text:p text:style-name="P4"><text:span text:style-name="T2">9_4</text:span>--------------------------------------------------------------------</text:p>
      <text:p text:style-name="P10">res free# JVEMV6 41# 9_5 / 41. economics / 9. economic-forecast / 20200918_213849</text:p>
      <text:p text:style-name="P5"/>
      <text:p text:style-name="P4">[do] <text:span text:style-name="T4">#_ </text:span></text:p>
      <text:list xml:id="list6789303852078324215" text:style-name="L6">
        <text:list-item>
          <text:p text:style-name="P21">REVIEW </text:p>
        </text:list-item>
        <text:list-item>
          <text:p text:style-name="P21">TASK-1 : W-1 ==&gt; 貿易収支 日本</text:p>
          <text:list>
            <text:list-item>
              <text:p text:style-name="P21">T-1.1</text:p>
              <text:list>
                <text:list-item>
                  <text:p text:style-name="P21">41#9.5_watch.ods : sheet “1”</text:p>
                </text:list-item>
                <text:list-item>
                  <text:p text:style-name="P21"/>
                </text:list-item>
                <text:list-item>
                  <text:p text:style-name="P21"><draw:frame draw:style-name="fr1" draw:name="オブジェクト4" text:anchor-type="paragraph" svg:width="11.568cm" svg:height="6.50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1076525971367241206" text:style-name="L7">
        <text:list-item>
          <text:p text:style-name="P22">TASK<text:span text:style-name="T11"> : ANY</text:span></text:p>
        </text:list-item>
      </text:list>
      <text:p text:style-name="P4">[further]</text:p>
      <text:p text:style-name="P3"><text:line-break/><text:span text:style-name="T6">[/ XXX] 20200918_220325</text:span></text:p>
      <text:p text:style-name="P3"/>
      <text:p text:style-name="P8"/>
      <text:p text:style-name="P4"><text:span text:style-name="T2">9.5_1</text:span>--------------------------------------------------------------------</text:p>
      <text:p text:style-name="P10">[9.5_2]res free# JVEMV6 41# 9_5 / 41. economics / 9. economic-forecast / 5. watch / 20200919_182201</text:p>
      <text:p text:style-name="P7"/>
      <text:p text:style-name="P4">[do] <text:span text:style-name="T4">#_ </text:span></text:p>
      <text:list xml:id="list7883991851441440361" text:style-name="L8">
        <text:list-item>
          <text:p text:style-name="P23"><text:span text:style-name="T4">#_ </text:span>REVIEW 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4">C:\WORKS_2\WS\WS_Others.JVEMV6\JVEMV6\41_economics\9_economic-forecast\41#9.5_watch.ods</text:p>
          </table:table-cell>
        </table:table-row>
        <table:table-row>
          <table:table-cell table:style-name="表4.A2" office:value-type="string">
            <text:p text:style-name="P4">C:\WORKS_2\WS\WS_Others.JVEMV6\JVEMV6\41_economics\9_economic-forecast\41#9_economic-forecast.[admin].ods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</table:table>
      <text:list xml:id="list38427194" text:continue-numbering="true" text:style-name="L8">
        <text:list-item>
          <text:p text:style-name="P31">サービス収支 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4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5.A2" office:value-type="string">
            <text:p text:style-name="P4"/>
          </table:table-cell>
        </table:table-row>
      </table:table>
      <text:list xml:id="list38436827" text:continue-numbering="true" text:style-name="L8">
        <text:list-item>
          <text:list>
            <text:list-item>
              <text:p text:style-name="P23">steps</text:p>
              <text:list>
                <text:list-item>
                  <text:p text:style-name="P23"><text:soft-page-break/>select cells ==&gt; 2018.1 ~ 202<text:span text:style-name="T11">0.7</text:span></text:p>
                </text:list-item>
                <text:list-item>
                  <text:p text:style-name="P31">sakura</text:p>
                  <text:list>
                    <text:list-item>
                      <text:p text:style-name="P31">C/P</text:p>
                    </text:list-item>
                    <text:list-item>
                      <text:p text:style-name="P31">replace</text:p>
                      <text:list>
                        <text:list-item>
                          <text:p text:style-name="P31">“△ ” ==&gt; “-”</text:p>
                        </text:list-item>
                        <text:list-item>
                          <text:p text:style-name="P31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31">sheet</text:p>
                  <text:list>
                    <text:list-item>
                      <text:p text:style-name="P31">insert ==&gt; new sheet</text:p>
                    </text:list-item>
                    <text:list-item>
                      <text:p text:style-name="P31">numbers ==&gt; C/P</text:p>
                    </text:list-item>
                    <text:list-item>
                      <text:p text:style-name="P31">list of year numbers ==&gt; C/P</text:p>
                    </text:list-item>
                    <text:list-item>
                      <text:p text:style-name="P23"><text:span text:style-name="T5">#_ </text:span><text:span text:style-name="T11">2019, 2020 data ==&gt; to other columns</text:span></text:p>
                    </text:list-item>
                    <text:list-item>
                      <text:p text:style-name="P31">each column ==&gt; add name (year number)</text:p>
                    </text:list-item>
                    <text:list-item>
                      <text:p text:style-name="P31">blank cells ==&gt; add “-”</text:p>
                    </text:list-item>
                  </text:list>
                </text:list-item>
              </text:list>
            </text:list-item>
            <text:list-item>
              <text:p text:style-name="P31">result</text:p>
            </text:list-item>
            <text:list-item>
              <text:p text:style-name="P31"><draw:frame draw:style-name="fr1" draw:name="オブジェクト5" text:anchor-type="paragraph" svg:width="11.92cm" svg:height="6.705cm" draw:z-index="4"><draw:object xlink:href="./Object 5" xlink:type="simple" xlink:show="embed" xlink:actuate="onLoad"/><draw:image xlink:href="./ObjectReplacements/Object 5" xlink:type="simple" xlink:show="embed" xlink:actuate="onLoad"/></draw:frame>obs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4"/>
          </table:table-cell>
          <table:table-cell table:style-name="表6.B1" office:value-type="string">
            <text:p text:style-name="P4">202<text:span text:style-name="T11">0年の、１－６月。前２年と違う月</text:span></text:p>
            <text:list xml:id="list116945474756032581" text:style-name="L9">
              <text:list-item>
                <text:p text:style-name="P32">２月　=&gt;　減少</text:p>
              </text:list-item>
              <text:list-item>
                <text:p text:style-name="P32">３月　=&gt;　プラスではなく、ほぼ０</text:p>
              </text:list-item>
              <text:list-item>
                <text:p text:style-name="P32">５月　=&gt;　前年と異なり、マイナス。前々年よりも、大きく。</text:p>
              </text:list-item>
              <text:list-item>
                <text:p text:style-name="P32"><text:soft-page-break/>６月　=&gt;　前年と異なり、マイナス。しかし、前々年と、ほぼ同じ。</text:p>
              </text:list-item>
            </text:list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B2" office:value-type="string">
            <text:p text:style-name="P4"/>
          </table:table-cell>
        </table:table-row>
      </table:table>
      <text:list xml:id="list38433517" text:continue-list="list38436827" text:style-name="L8">
        <text:list-item>
          <text:list>
            <text:list-item>
              <text:p text:style-name="P23"/>
              <text:list>
                <text:list-item>
                  <text:p text:style-name="P23"/>
                </text:list-item>
              </text:list>
            </text:list-item>
          </text:list>
        </text:list-item>
        <text:list-item>
          <text:p text:style-name="P23">TASK-1</text:p>
        </text:list-item>
      </text:list>
      <text:p text:style-name="P4"/>
      <text:p text:style-name="P4">[next]</text:p>
      <text:list xml:id="list3836230162298284942" text:style-name="L10">
        <text:list-item>
          <text:p text:style-name="P24">TASK-1</text:p>
          <text:list>
            <text:list-item>
              <text:p text:style-name="P33">前回の、貿易収支　=&gt;　もう一度、作成。期間＝２０１８年以降。</text:p>
            </text:list-item>
          </text:list>
        </text:list-item>
      </text:list>
      <text:p text:style-name="P4">[further]</text:p>
      <text:p text:style-name="P7"><text:line-break/><text:span text:style-name="T6">[/ XXX] 20200919_182143</text:span></text:p>
      <text:p text:style-name="P7"/>
      <text:p text:style-name="P7"/>
      <text:p text:style-name="P8"/>
      <text:p text:style-name="P5"/>
      <text:p text:style-name="P4"><text:span text:style-name="T2">9.5_2</text:span>--------------------------------------------------------------------</text:p>
      <text:p text:style-name="P10">[9.5_3]res free# JVEMV6 41# 9_5 / 41. economics / 9. economic-forecast / 5. watch / 20200920_182207</text:p>
      <text:p text:style-name="P5"/>
      <text:p text:style-name="P4">[do] <text:span text:style-name="T4">#_ </text:span></text:p>
      <text:list xml:id="list7706953345320062050" text:style-name="L11">
        <text:list-item>
          <text:p text:style-name="P25">REVIEW </text:p>
        </text:list-item>
        <text:list-item>
          <text:p text:style-name="P25">TASK-1 : (relative) <text:span text:style-name="T11">前回の、貿易収支　=&gt;　もう一度、作成。期間＝２０１８年以降</text:span></text:p>
          <text:list>
            <text:list-item>
              <text:p text:style-name="P25"><text:soft-page-break/><text:span text:style-name="T11">T-1.1 : </text:span></text:p>
              <text:list>
                <text:list-item>
                  <text:p text:style-name="P25"><text:span text:style-name="T11">bop_1_2007.xls</text:span>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4">C:\WORKS_2\WS\WS_Others.JVEMV6\JVEMV6\41_economics\9_economic-forecast\41#9.5_watch.ods</text:p>
          </table:table-cell>
        </table:table-row>
        <table:table-row>
          <table:table-cell table:style-name="表8.A2" office:value-type="string">
            <text:p text:style-name="P4">C:\WORKS_2\WS\WS_Others.JVEMV6\JVEMV6\41_economics\9_economic-forecast\41#9_economic-forecast.[admin].ods</text:p>
          </table:table-cell>
        </table:table-row>
      </table:table>
      <table:table table:name="表7" table:style-name="表7">
        <table:table-column table:style-name="表7.A"/>
        <table:table-row>
          <table:table-cell table:style-name="表7.A1" office:value-type="string">
            <text:p text:style-name="P4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list xml:id="list38427977" text:continue-numbering="true" text:style-name="L11">
        <text:list-item>
          <text:list>
            <text:list-item>
              <text:p text:style-name="P25">steps</text:p>
              <text:list>
                <text:list-item>
                  <text:p text:style-name="P25">select cells ==&gt; 2018.1 ~ 202<text:span text:style-name="T11">0.7</text:span></text:p>
                </text:list-item>
                <text:list-item>
                  <text:p text:style-name="P34">sakura</text:p>
                  <text:list>
                    <text:list-item>
                      <text:p text:style-name="P34">C/P</text:p>
                    </text:list-item>
                    <text:list-item>
                      <text:p text:style-name="P34">replace</text:p>
                      <text:list>
                        <text:list-item>
                          <text:p text:style-name="P34">“△ ” ==&gt; “-”</text:p>
                        </text:list-item>
                        <text:list-item>
                          <text:p text:style-name="P34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34">sheet</text:p>
                  <text:list>
                    <text:list-item>
                      <text:p text:style-name="P34">insert ==&gt; new sheet</text:p>
                    </text:list-item>
                    <text:list-item>
                      <text:p text:style-name="P34">numbers ==&gt; C/P</text:p>
                    </text:list-item>
                    <text:list-item>
                      <text:p text:style-name="P34">list of year numbers ==&gt; C/P</text:p>
                    </text:list-item>
                    <text:list-item>
                      <text:p text:style-name="P25"><text:span text:style-name="T11">2019, 2020 data ==&gt; to other columns</text:span></text:p>
                    </text:list-item>
                    <text:list-item>
                      <text:p text:style-name="P34">each column ==&gt; add name (year number)</text:p>
                    </text:list-item>
                    <text:list-item>
                      <text:p text:style-name="P34">blank cells ==&gt; add “-”</text:p>
                    </text:list-item>
                  </text:list>
                </text:list-item>
              </text:list>
            </text:list-item>
            <text:list-item>
              <text:p text:style-name="P34"><draw:frame draw:style-name="fr2" draw:name="オブジェクト6" text:anchor-type="paragraph" svg:x="2.588cm" svg:y="3.761cm" svg:width="11.825cm" svg:height="6.652cm" draw:z-index="5"><draw:object xlink:href="./Object 6" xlink:type="simple" xlink:show="embed" xlink:actuate="onLoad"/><draw:image xlink:href="./ObjectReplacements/Object 6" xlink:type="simple" xlink:show="embed" xlink:actuate="onLoad"/></draw:frame><text:soft-page-break/>result : C:\WORKS_2\WS\WS_Others.JVEMV6\JVEMV6\41_economics\9_economic-forecast\41#9.5_watch.ods sheet:”3”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4">２月。中国が、封鎖を始めた月。　=&gt;　過去２年より、プラス。前年の２倍強、２年前の７倍弱。</text:p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4">３月、４月：減少が大きい。</text:p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4">５月：マイナス。ただし、例年なみ。</text:p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4">６月：減少。マイナス。７億ドル弱。</text:p>
          </table:table-cell>
        </table:table-row>
      </table:table>
      <text:list xml:id="list38454588" text:continue-numbering="true" text:style-name="L11">
        <text:list-item>
          <text:p text:style-name="P34"><text:span text:style-name="T15">TASK-2 : 日本、国際収支：内訳</text:span> </text:p>
          <text:list>
            <text:list-item>
              <text:p text:style-name="P34">T-1.1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4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0.A2" office:value-type="string">
            <text:p text:style-name="P4"/>
          </table:table-cell>
        </table:table-row>
      </table:table>
      <text:list xml:id="list38437724" text:continue-numbering="true" text:style-name="L11">
        <text:list-item>
          <text:list>
            <text:list-item>
              <text:p text:style-name="P34">aaa</text:p>
            </text:list-item>
          </text:list>
        </text:list-item>
      </text:list>
      <text:p text:style-name="P4"/>
      <text:p text:style-name="P4">[next]</text:p>
      <text:list xml:id="list2129991418468225363" text:style-name="L12">
        <text:list-item>
          <text:p text:style-name="P35">TASK : 日本、国際収支：内訳</text:p>
        </text:list-item>
      </text:list>
      <table:table table:name="表11" table:style-name="表11">
        <table:table-column table:style-name="表11.A"/>
        <text:soft-page-break/>
        <table:table-row>
          <table:table-cell table:style-name="表11.A1" office:value-type="string">
            <text:p text:style-name="P4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1.A2" office:value-type="string">
            <text:p text:style-name="P4"/>
          </table:table-cell>
        </table:table-row>
      </table:table>
      <text:p text:style-name="P29"/>
      <text:p text:style-name="P4">[further]</text:p>
      <text:p text:style-name="P7"><text:line-break/><text:span text:style-name="T6">[/ XXX] </text:span></text:p>
      <text:p text:style-name="P5"/>
      <text:p text:style-name="P5"/>
      <text:p text:style-name="P29"><text:span text:style-name="T14">@@@</text:span></text:p>
      <text:p text:style-name="P4"><text:span text:style-name="T2">9.5_3</text:span>--------------------------------------------------------------------</text:p>
      <text:p text:style-name="P10">[9.5_4]res free# JVEMV6 41# 9_5 / 41. economics / 9. economic-forecast / 5. watch / XXX</text:p>
      <text:p text:style-name="P5"/>
      <text:p text:style-name="P4">[do] <text:span text:style-name="T4">#_ </text:span></text:p>
      <text:list xml:id="list5633669782373288349" text:style-name="L15">
        <text:list-item>
          <text:p text:style-name="P28">REVIEW </text:p>
        </text:list-item>
        <text:list-item>
          <text:p text:style-name="P28">TASK-1</text:p>
        </text:list-item>
      </text:list>
      <text:p text:style-name="P4"/>
      <text:p text:style-name="P4">[next]</text:p>
      <text:list xml:id="list3807205106095994244" text:style-name="L14">
        <text:list-item>
          <text:p text:style-name="P27">TASK</text:p>
        </text:list-item>
      </text:list>
      <text:p text:style-name="P4">[further]</text:p>
      <text:p text:style-name="P7"><text:line-break/><text:span text:style-name="T6">[/ XXX] </text:span></text:p>
      <text:p text:style-name="P5"/>
      <text:p text:style-name="P5">----------------------------------------- [TEMPLATE] 20200428_171932</text:p>
      <text:p text:style-name="P4"><text:soft-page-break/><text:span text:style-name="T1">9_X</text:span>--------------------------------------------------------------------</text:p>
      <text:p text:style-name="P10">res free# JVEMV6 41# 9_X / 41. economics / 9. economic-forecast / XXX</text:p>
      <text:p text:style-name="P4"/>
      <text:p text:style-name="P4">[do] <text:span text:style-name="T4">#_ </text:span></text:p>
      <text:list xml:id="list38430284" text:continue-list="list4148256612413047521" text:style-name="L1">
        <text:list-item>
          <text:p text:style-name="P16">REVIEW </text:p>
        </text:list-item>
        <text:list-item>
          <text:p text:style-name="P16">TASK-1</text:p>
        </text:list-item>
      </text:list>
      <text:p text:style-name="P4"/>
      <text:p text:style-name="P4">[next]</text:p>
      <text:list xml:id="list7279901827705223861" text:style-name="L13">
        <text:list-item>
          <text:p text:style-name="P26">TASK</text:p>
        </text:list-item>
      </text:list>
      <text:p text:style-name="P4">[further]</text:p>
      <text:p text:style-name="P3"><text:line-break/><text:span text:style-name="T6">[/ XXX] </text:span></text:p>
      <text:p text:style-name="P3"/>
      <text:p text:style-name="P6"/>
      <text:p text:style-name="P4">/ <text:span text:style-name="T3">------------------------------- [TEMPLATE] 20200428_171932 /</text:span></text:p>
      <text:p text:style-name="P5"/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oj &amp;&amp; git add -A &amp;&amp; git commit -m ^"(art : <text:span text:style-name="T7">41# </text:span><text:span text:style-name="T7">9</text:span> : economic-forecast) periodical updates^" &amp;&amp; e &amp;&amp; p</text:p>
          </table:table-cell>
        </table:table-row>
        <table:table-row>
          <table:table-cell table:style-name="表1.A2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12">C:\WORKS_2\WS\WS_Others.JVEMV6\JVEMV6\41_economics\9_economic-forecast\end_all.bat <text:s text:c="24"/><text:soft-page-break/><text:span text:style-name="T8">[9.5_3]res free# JVEMV6 41# 9_5 / 41. economics / 9. economic-forecast / 5. watch / 20200920_182207</text:span></text:p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0"/>
      <text:p text:style-name="P10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9-20T18:22:59.58</dc:date>
    <dc:creator>iwabuchi ken</dc:creator>
    <meta:editing-duration>PT2H42M15S</meta:editing-duration>
    <meta:editing-cycles>38</meta:editing-cycles>
    <meta:generator>OpenOffice/4.1.3$Win32 OpenOffice.org_project/413m1$Build-9783</meta:generator>
    <meta:document-statistic meta:table-count="11" meta:image-count="0" meta:object-count="6" meta:page-count="12" meta:paragraph-count="167" meta:word-count="1073" meta:character-count="46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第N次産業、比率</text:p>
          </table:table-cell>
          <table:table-cell table:style-name="ce2" office:value-type="string">
            <text:p>日本経済における、第N次産業それぞれの、GDPに占める割合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 office:value-type="string">
            <text:p>トヨタ自動車</text:p>
          </table:table-cell>
          <table:table-cell table:style-name="ce2" office:value-type="string">
            <text:p>売上高、地域別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67cm" svg:height="6.506cm" xlink:href="." xlink:type="simple" chart:class="chart:bar" chart:style-name="ch1">
        <chart:title svg:x="3.316cm" svg:y="0.266cm" chart:style-name="ch2">
          <text:p>貿易収支（１００万USD）</text:p>
        </chart:title>
        <chart:legend chart:legend-position="end" svg:x="9.674cm" svg:y="2.679cm" style:legend-expansion="high" chart:style-name="ch3"/>
        <chart:plot-area chart:style-name="ch4" chart:data-source-has-labels="both" svg:x="0.681cm" svg:y="1.435cm" svg:width="8.531cm" svg:height="4.521cm">
          <chartooo:coordinate-region svg:x="1.964cm" svg:y="1.647cm" svg:width="7.138cm" svg:height="4.097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</table:table-cell>
              <table:table-cell office:value-type="string">
                <text:p>2020 yr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NaN">
                <text:p>NaN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2cm" svg:height="6.704cm" xlink:href="." xlink:type="simple" chart:class="chart:bar" chart:style-name="ch1">
        <chart:legend chart:legend-position="end" svg:x="10.424cm" svg:y="2.516cm" style:legend-expansion="high" chart:style-name="ch2"/>
        <chart:plot-area chart:style-name="ch3" chart:data-source-has-labels="both" svg:x="0.688cm" svg:y="0.671cm" svg:width="9.26cm" svg:height="5.479cm">
          <chartooo:coordinate-region svg:x="1.786cm" svg:y="0.883cm" svg:width="8.09cm" svg:height="5.05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series chart:style-name="ch9" chart:values-cell-range-address="local-table.$D$2:.$D$13" chart:label-cell-address="local-table.$D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1392">
                <text:p>-1392</text:p>
              </table:table-cell>
              <table:table-cell office:value-type="float" office:value="-1516">
                <text:p>-1516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24cm" svg:height="6.651cm" xlink:href="." xlink:type="simple" chart:class="chart:bar" chart:style-name="ch1">
        <chart:title svg:x="3.551cm" svg:y="0.269cm" chart:style-name="ch2">
          <text:p>貿易収支　（百万USD）</text:p>
        </chart:title>
        <chart:subtitle svg:x="4.823cm" svg:y="1.181cm" chart:style-name="ch3">
          <text:p>2018 - 2020</text:p>
        </chart:subtitle>
        <chart:legend chart:legend-position="end" svg:x="10.328cm" svg:y="2.489cm" style:legend-expansion="high" chart:style-name="ch4"/>
        <chart:plot-area chart:style-name="ch5" chart:data-source-has-labels="both" svg:x="0.686cm" svg:y="2.13cm" svg:width="9.17cm" svg:height="3.968cm">
          <chartooo:coordinate-region svg:x="1.969cm" svg:y="2.342cm" svg:width="7.804cm" svg:height="3.544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6053">
                <text:p>-6053</text:p>
              </table:table-cell>
              <table:table-cell office:value-type="float" office:value="-8884">
                <text:p>-8884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4434">
                <text:p>44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6262">
                <text:p>62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